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440d" officeooo:paragraph-rsid="0002440d"/>
    </style:style>
    <style:style style:name="P2" style:family="paragraph" style:parent-style-name="Standard" style:list-style-name="L2">
      <style:text-properties officeooo:rsid="0002440d" officeooo:paragraph-rsid="0002440d"/>
    </style:style>
    <style:style style:name="P3" style:family="paragraph" style:parent-style-name="Standard" style:list-style-name="L2">
      <style:text-properties officeooo:paragraph-rsid="0002440d"/>
    </style:style>
    <style:style style:name="P4" style:family="paragraph" style:parent-style-name="Standard" style:list-style-name="L2">
      <style:text-properties officeooo:rsid="000295f3" officeooo:paragraph-rsid="000295f3"/>
    </style:style>
    <style:style style:name="P5" style:family="paragraph" style:parent-style-name="Standard">
      <style:text-properties officeooo:rsid="000295f3" officeooo:paragraph-rsid="000295f3"/>
    </style:style>
    <style:style style:name="P6" style:family="paragraph" style:parent-style-name="Standard">
      <style:text-properties fo:font-size="14pt" style:text-underline-style="solid" style:text-underline-width="auto" style:text-underline-color="font-color" officeooo:rsid="0002440d" officeooo:paragraph-rsid="0002440d" style:font-size-asian="14pt" style:font-size-complex="14pt"/>
    </style:style>
    <style:style style:name="P7" style:family="paragraph" style:parent-style-name="Standard">
      <style:text-properties officeooo:rsid="0005d3f3" officeooo:paragraph-rsid="0005d3f3"/>
    </style:style>
    <style:style style:name="P8" style:family="paragraph" style:parent-style-name="Standard">
      <style:text-properties officeooo:rsid="0007291f" officeooo:paragraph-rsid="0005d3f3"/>
    </style:style>
    <style:style style:name="P9" style:family="paragraph" style:parent-style-name="Standard">
      <style:text-properties fo:font-style="italic" officeooo:rsid="000295f3" officeooo:paragraph-rsid="000295f3" style:font-style-asian="italic" style:font-style-complex="italic"/>
    </style:style>
    <style:style style:name="P10" style:family="paragraph" style:parent-style-name="Standard">
      <style:text-properties officeooo:paragraph-rsid="0005d3f3"/>
    </style:style>
    <style:style style:name="P11" style:family="paragraph" style:parent-style-name="Standard">
      <style:paragraph-properties fo:margin-top="0.0398in" fo:margin-bottom="0.0398in" loext:contextual-spacing="false" fo:line-height="150%"/>
      <style:text-properties officeooo:rsid="0005d3f3" officeooo:paragraph-rsid="0005d3f3"/>
    </style:style>
    <style:style style:name="P12" style:family="paragraph" style:parent-style-name="Standard">
      <style:paragraph-properties fo:margin-top="0.0398in" fo:margin-bottom="0.0398in" loext:contextual-spacing="false" fo:line-height="150%"/>
      <style:text-properties officeooo:rsid="000c3d23" officeooo:paragraph-rsid="000c3d23"/>
    </style:style>
    <style:style style:name="P13" style:family="paragraph" style:parent-style-name="Standard">
      <style:paragraph-properties fo:margin-top="0.0398in" fo:margin-bottom="0.0398in" loext:contextual-spacing="false" fo:line-height="150%"/>
      <style:text-properties officeooo:paragraph-rsid="0005d3f3"/>
    </style:style>
    <style:style style:name="T1" style:family="text">
      <style:text-properties officeooo:rsid="0002440d"/>
    </style:style>
    <style:style style:name="T2" style:family="text">
      <style:text-properties officeooo:rsid="00047173"/>
    </style:style>
    <style:style style:name="T3" style:family="text">
      <style:text-properties officeooo:rsid="0005d3f3"/>
    </style:style>
    <style:style style:name="T4" style:family="text">
      <style:text-properties officeooo:rsid="00078faa"/>
    </style:style>
    <style:style style:name="T5" style:family="text">
      <style:text-properties officeooo:rsid="0007c0be"/>
    </style:style>
    <style:style style:name="T6" style:family="text">
      <style:text-properties officeooo:rsid="00092000"/>
    </style:style>
    <style:style style:name="T7" style:family="text">
      <style:text-properties fo:color="#c9211e" officeooo:rsid="00092000"/>
    </style:style>
    <style:style style:name="T8" style:family="text">
      <style:text-properties fo:color="#c9211e" officeooo:rsid="0009b2ca"/>
    </style:style>
    <style:style style:name="T9" style:family="text">
      <style:text-properties fo:color="#c9211e" officeooo:rsid="000c716f"/>
    </style:style>
    <style:style style:name="T10" style:family="text">
      <style:text-properties fo:color="#c9211e" officeooo:rsid="0011cab5"/>
    </style:style>
    <style:style style:name="T11" style:family="text">
      <style:text-properties fo:color="#c9211e" officeooo:rsid="0013c2a0"/>
    </style:style>
    <style:style style:name="T12" style:family="text">
      <style:text-properties fo:color="#000000" officeooo:rsid="00092000"/>
    </style:style>
    <style:style style:name="T13" style:family="text">
      <style:text-properties fo:color="#000000" officeooo:rsid="0009b2ca"/>
    </style:style>
    <style:style style:name="T14" style:family="text">
      <style:text-properties fo:color="#000000" officeooo:rsid="000c3d23"/>
    </style:style>
    <style:style style:name="T15" style:family="text">
      <style:text-properties officeooo:rsid="000a2bb2"/>
    </style:style>
    <style:style style:name="T16" style:family="text">
      <style:text-properties officeooo:rsid="000c716f"/>
    </style:style>
    <style:style style:name="T17" style:family="text">
      <style:text-properties officeooo:rsid="000d600a"/>
    </style:style>
    <style:style style:name="T18" style:family="text">
      <style:text-properties officeooo:rsid="0007c0be" fo:background-color="#ffff00" loext:char-shading-value="0"/>
    </style:style>
    <style:style style:name="T19" style:family="text">
      <style:text-properties officeooo:rsid="0007c0be" fo:background-color="#ffff00" loext:char-shading-value="0"/>
    </style:style>
    <style:style style:name="T20" style:family="text">
      <style:text-properties officeooo:rsid="001073b8"/>
    </style:style>
    <style:style style:name="T21" style:family="text">
      <style:text-properties officeooo:rsid="0011cab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iscussion Draft 1</text:p>
      <text:p text:style-name="P5"/>
      <text:p text:style-name="P5"><text:span text:style-name="T3">4.</text:span>1. Dataset and limitations</text:p>
      <text:p text:style-name="P9"/>
      <text:p text:style-name="P9">Different factors may serve as explanations for the observed bias. One factor often biasing meta-an<text:span text:style-name="T20">a</text:span>lyses is the so called ‘file drawer effect’, where studies with no or only marginal significant results get published less often compared to studies with more significant effects. <text:span text:style-name="T2">The results of small datasets have to be handled carefully because tests applied to detect funnel plot asymmetry are usually under-powered. Kicinski and co-workers, who conducted the largest meta-study targeting publication bias so far, found that publication bias was smaller in meta-analyses including more recent studies, compared to meta-analyses including older studies. Thus, we can consider this knowledge in our datasets, where tests for publication bias might be underpowered. Hence, in our smallest dataset, which does not include studies older than 20 years, we can be more confident about unbiased results. </text:span></text:p>
      <text:p text:style-name="P5"/>
      <text:p text:style-name="P10"><text:span text:style-name="T3">4.2. Overall trends of total community </text:span><text:span text:style-name="T15">abundance</text:span><text:span text:style-name="T3"> and </text:span><text:span text:style-name="T15">diversity</text:span><text:span text:style-name="T3"> across treatments</text:span></text:p>
      <text:p text:style-name="P7"/>
      <text:p text:style-name="P13"><text:span text:style-name="T3">Soil microbial </text:span><text:span text:style-name="T4">abundance was f</text:span><text:span text:style-name="T3">ound to be lower </text:span><text:span text:style-name="T4">in conventional systems in every </text:span><text:span text:style-name="T5">comparative </text:span><text:span text:style-name="T4">treatment model except conventional:intermediate. Comparisons showing the largest differences in soil microbial abundance between two treatments were conventional:!conventional, </text:span><text:span text:style-name="T5">and </text:span><text:span text:style-name="T4">conventional:organic. </text:span><text:span text:style-name="T5">There is significant overlap of the standard deviations between conventional:!conventional and conventional:organic, which suggests that there is no significant difference in the results of the two models. The results of the conventional:!conventional model being so similar to the results of the conventional:organic model comparison have a high probability of being explained </text:span><text:span text:style-name="T21">(</text:span><text:span text:style-name="T10">are likely explained</text:span><text:span text:style-name="T21">) </text:span><text:span text:style-name="T5">by the skew in the data towards organic practices. The original dataset used </text:span><text:span text:style-name="T6">in</text:span><text:span text:style-name="T5"> the analys</text:span><text:span text:style-name="T6">e</text:span><text:span text:style-name="T5">s contains 297 individual observations/sites; 128 of these sites are designated as under conventional management, and 168 as non-conventional. However, of the 168 non-conventional sites, 129 are characterised as organic, 33 as intermediate, and 7 as conservation. </text:span><text:span text:style-name="T19">The dataset is a huge limitation of this study</text:span><text:span text:style-name="T5"> as it cannot be a valid representation of each non-conventional treatment with a skew towards organic as large as this; this is a biased dataset </text:span><text:span text:style-name="T21">(</text:span><text:span text:style-name="T10">This is not a balanced representation of alternate non-conventional treatments, imposing </text:span><text:span text:style-name="T11">limitations on this study</text:span><text:span text:style-name="T21">)</text:span><text:span text:style-name="T5">. Future research should take this into consideration and attempt to obtain a more equally spread dataset across all treatments. </text:span><text:span text:style-name="T7">Discuss here an actual explanation for the results of why organic is doing better than conventional systems in terms of abundance. Find support in other studies. </text:span><text:span text:style-name="T12">The limited dataset may also explain why such a small change in abundance between conventional and conservation treatments was observed. It was hypothesised that sites under conservational management would show significantly higher levels of abundance, </text:span><text:span text:style-name="T7">as supported by other literature</text:span><text:span text:style-name="T12">. The results of the conventional:conservation comparison model should be </text:span><text:span text:style-name="T14">regarded</text:span><text:span text:style-name="T12"> with extreme caution due to the extremely low number of observations for the conservation treatment. </text:span><text:span text:style-name="T7">Why was there such a low number of conservation sites? Is it hard to find </text:span><text:soft-page-break/><text:span text:style-name="T7">data on this in the literature? </text:span><text:span text:style-name="T13">The conventional:intermediate treatment model comparison was the only model to show the opposite effect of all other treatments; conventional sites displayed higher levels of abundance than intermediate treatments. Similarly, this observation could be explained by the poor dataset, </text:span><text:span text:style-name="T8">but there is also significant research that shows intensive conventional systems can boost soil microbial abundance</text:span><text:span text:style-name="T13">. Except the conventional:!conventional and conventional:organic model comparisons, there is no overlap of standard deviations between all other treatment comparisons. This would suggest that there is significant differences of soil microbial abundance across different non-conventional treatments. </text:span><text:span text:style-name="T8">Possibly discuss findings of this if there are any here.</text:span></text:p>
      <text:p text:style-name="P11"/>
      <text:p text:style-name="P12"><text:span text:style-name="T17">There is a significant difference in the amount of soil microbial diversity in conventional and non-conventional systems. Similarly to soil microbial abundance, soil microbial diversity shows a general trend of non-conventional treatments displaying higher levels of diversity than conventional systems. </text:span>In contrast to soil microbial abundance, soil microbial diversity was found to have the largest difference from conventional treatments in sites under conservation management practices. In theory this would make the most sense, however, this was found to be the only insignificant result of all treatment comparisons. Similarly to the results of the model outputs for soil microbial abundance, the dataset is a huge limiting factor for the strength of our models, and is most likely the culprit of the huge overlap in the error bars of conventional:conservation treatment in comparison to the other treatments. It is also the probable cause of the insignificant response ratio for this treatment. For the other <text:span text:style-name="T16">significant </text:span>model outputs, soil microbial diversity reflects that of soil microbial abundance. <text:span text:style-name="T16">Conventional:!conventional and conventional:organic mirror each other almost exactly due to the skew in the data towards organic treatments. The intermediate treatment is similarly found to have less soil microbial diversity than the conventional treatment, </text:span><text:span text:style-name="T9">which again is backed up in the literature</text:span><text:span text:style-name="T16">. </text:span></text:p>
      <text:p text:style-name="P11"/>
      <text:p text:style-name="P8"/>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ings to discuss:</text:p>
      <text:list xml:id="list3311267970" text:style-name="L2">
        <text:list-item>
          <text:p text:style-name="P2">Reason for insignificant findings may be due to extracting alpha-diversity and phylum level abundance (may need to go to a smaller level to see significant changes)</text:p>
        </text:list-item>
        <text:list-item>
          <text:p text:style-name="P2">Why did we extract data at these levels? Because if there are no changes at this level it would suggest that generally the ecosystems are stable and coping with the level of intensity.</text:p>
        </text:list-item>
        <text:list-item>
          <text:p text:style-name="P2">Future research should control for soil type.</text:p>
        </text:list-item>
        <text:list-item>
          <text:p text:style-name="P2">When extracting data, some papers made it so difficult to extract the data that we didn’t use these papers.</text:p>
        </text:list-item>
        <text:list-item>
          <text:p text:style-name="P3"><text:span text:style-name="T1">There was an issue that papers used different measures of phylogenetic diversity, UNIFRAC is a very good measure of diversity but it is not always reported. OTU is a good measure and has </text:span><text:soft-page-break/><text:span text:style-name="T1">an advantage as it can only be recorded in one way, therefore we looked for this measure in as many papers as we could. Shannon (and Simpson) is a bit unreliable as there are actually different units of Shannon but the papers did not always report which measure of Shannon they used, therefore this could explain some outliers in the results. Shannon index is a diversity index but it is not directly comparable to the number of species. </text:span></text:p>
        </text:list-item>
        <text:list-item>
          <text:p text:style-name="P2">How heterogenous are the results?</text:p>
        </text:list-item>
        <text:list-item>
          <text:p text:style-name="P2">Mention any difficulty to access data from other authors/cumulative science?</text:p>
        </text:list-item>
        <text:list-item>
          <text:p text:style-name="P2">This research is limited by the small dataset, but our results suggest that even if we had more data we wouldn’t find any more significant overall findings. </text:p>
        </text:list-item>
        <text:list-item>
          <text:p text:style-name="P2">What differentiates the strange papers? What is the contextual variable? Identify this as an area for future research, agriculture only has an effect with this contextual variable.</text:p>
        </text:list-item>
        <text:list-item>
          <text:p text:style-name="P4">There wasn’t enough data to accurately analyse conservation sites, chose not to apply moderators to this model due to the lack of data, didn’t make sense.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6T11:11:00.754552276</meta:creation-date>
    <dc:date>2022-08-17T11:04:36.682025406</dc:date>
    <meta:editing-duration>PT1H1M16S</meta:editing-duration>
    <meta:editing-cycles>5</meta:editing-cycles>
    <meta:generator>LibreOffice/6.4.7.2$Linux_X86_64 LibreOffice_project/40$Build-2</meta:generator>
    <meta:document-statistic meta:table-count="0" meta:image-count="0" meta:object-count="0" meta:page-count="4" meta:paragraph-count="17" meta:word-count="1080" meta:character-count="7170" meta:non-whitespace-character-count="6112"/>
  </office:meta>
</office:document-meta>
</file>